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2.78mm"/>
    </style:style>
    <style:style style:name="co5" style:family="table-column">
      <style:table-column-properties fo:break-before="auto" style:column-width="30.76mm"/>
    </style:style>
    <style:style style:name="co6" style:family="table-column">
      <style:table-column-properties fo:break-before="auto" style:column-width="49.02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1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.000885603714319783" calcext:value-type="float">
            <text:p>0,00088560371432</text:p>
          </table:table-cell>
          <table:table-cell office:value-type="float" office:value="-1.99999921570606" calcext:value-type="float">
            <text:p>-1,99999921570606</text:p>
          </table:table-cell>
          <table:table-cell table:number-columns-repeated="2"/>
        </table:table-row>
        <table:table-row table:style-name="ro2">
          <table:table-cell office:value-type="float" office:value="-0.00132377590972743" calcext:value-type="float">
            <text:p>-0,001323775909727</text:p>
          </table:table-cell>
          <table:table-cell office:value-type="float" office:value="-1.99999824761734" calcext:value-type="float">
            <text:p>-1,99999824761734</text:p>
          </table:table-cell>
          <table:table-cell table:number-columns-repeated="2"/>
        </table:table-row>
        <table:table-row table:style-name="ro3">
          <table:table-cell office:value-type="float" office:value="0.000952277099951049" calcext:value-type="float">
            <text:p>0,000952277099951</text:p>
          </table:table-cell>
          <table:table-cell office:value-type="float" office:value="-1.99999909316832" calcext:value-type="float">
            <text:p>-1,99999909316832</text:p>
          </table:table-cell>
          <table:table-cell table:number-columns-repeated="2"/>
        </table:table-row>
        <table:table-row table:style-name="ro2">
          <table:table-cell office:value-type="float" office:value="-0.000281509833112814" calcext:value-type="float">
            <text:p>-0,000281509833113</text:p>
          </table:table-cell>
          <table:table-cell office:value-type="float" office:value="-1.99999992075221" calcext:value-type="float">
            <text:p>-1,99999992075221</text:p>
          </table:table-cell>
          <table:table-cell table:number-columns-repeated="2"/>
        </table:table-row>
        <table:table-row table:style-name="ro2">
          <table:table-cell office:value-type="float" office:value="-0.001594710432267" calcext:value-type="float">
            <text:p>-0,001594710432267</text:p>
          </table:table-cell>
          <table:table-cell office:value-type="float" office:value="-1.99999745689864" calcext:value-type="float">
            <text:p>-1,99999745689864</text:p>
          </table:table-cell>
          <table:table-cell table:number-columns-repeated="2"/>
        </table:table-row>
        <table:table-row table:style-name="ro3">
          <table:table-cell office:value-type="float" office:value="0.00282132271610469" calcext:value-type="float">
            <text:p>0,002821322716105</text:p>
          </table:table-cell>
          <table:table-cell office:value-type="float" office:value="-1.99999204013813" calcext:value-type="float">
            <text:p>-1,99999204013813</text:p>
          </table:table-cell>
          <table:table-cell table:number-columns-repeated="2"/>
        </table:table-row>
        <table:table-row table:style-name="ro2">
          <table:table-cell office:value-type="float" office:value="-0.000598687021291955" calcext:value-type="float">
            <text:p>-0,000598687021292</text:p>
          </table:table-cell>
          <table:table-cell office:value-type="float" office:value="-1.99999964157385" calcext:value-type="float">
            <text:p>-1,99999964157385</text:p>
          </table:table-cell>
          <table:table-cell table:number-columns-repeated="2"/>
        </table:table-row>
        <table:table-row table:style-name="ro3">
          <table:table-cell office:value-type="float" office:value="0.000575290373521886" calcext:value-type="float">
            <text:p>0,000575290373522</text:p>
          </table:table-cell>
          <table:table-cell office:value-type="float" office:value="-1.99999966904099" calcext:value-type="float">
            <text:p>-1,99999966904099</text:p>
          </table:table-cell>
          <table:table-cell table:number-columns-repeated="2"/>
        </table:table-row>
        <table:table-row table:style-name="ro2">
          <table:table-cell office:value-type="float" office:value="-0.00046923219397843" calcext:value-type="float">
            <text:p>-0,000469232193978</text:p>
          </table:table-cell>
          <table:table-cell office:value-type="float" office:value="-1.99999977982115" calcext:value-type="float">
            <text:p>-1,99999977982115</text:p>
          </table:table-cell>
          <table:table-cell table:number-columns-repeated="2"/>
        </table:table-row>
        <table:table-row table:style-name="ro3">
          <table:table-cell office:value-type="float" office:value="0.000852246453898586" calcext:value-type="float">
            <text:p>0,000852246453899</text:p>
          </table:table-cell>
          <table:table-cell office:value-type="float" office:value="-1.99999927367598" calcext:value-type="float">
            <text:p>-1,99999927367598</text:p>
          </table:table-cell>
          <table:table-cell table:number-columns-repeated="2"/>
        </table:table-row>
        <table:table-row table:style-name="ro2">
          <table:table-cell office:value-type="float" office:value="-0.000762378072981962" calcext:value-type="float">
            <text:p>-0,000762378072982</text:p>
          </table:table-cell>
          <table:table-cell office:value-type="float" office:value="-1.99999941877967" calcext:value-type="float">
            <text:p>-1,99999941877967</text:p>
          </table:table-cell>
          <table:table-cell table:number-columns-repeated="2"/>
        </table:table-row>
        <table:table-row table:style-name="ro3">
          <table:table-cell office:value-type="float" office:value="0.00243394557825616" calcext:value-type="float">
            <text:p>0,002433945578256</text:p>
          </table:table-cell>
          <table:table-cell office:value-type="float" office:value="-1.99999407590892" calcext:value-type="float">
            <text:p>-1,99999407590892</text:p>
          </table:table-cell>
          <table:table-cell table:number-columns-repeated="2"/>
        </table:table-row>
        <table:table-row table:style-name="ro3">
          <table:table-cell office:value-type="float" office:value="0.000631025691177234" calcext:value-type="float">
            <text:p>0,000631025691177</text:p>
          </table:table-cell>
          <table:table-cell office:value-type="float" office:value="-1.99999960180658" calcext:value-type="float">
            <text:p>-1,99999960180658</text:p>
          </table:table-cell>
          <table:table-cell table:number-columns-repeated="2"/>
        </table:table-row>
        <table:table-row table:style-name="ro2">
          <table:table-cell office:value-type="float" office:value="-0.00218760001228835" calcext:value-type="float">
            <text:p>-0,002187600012288</text:p>
          </table:table-cell>
          <table:table-cell office:value-type="float" office:value="-1.99999521440619" calcext:value-type="float">
            <text:p>-1,99999521440619</text:p>
          </table:table-cell>
          <table:table-cell table:number-columns-repeated="2"/>
        </table:table-row>
        <table:table-row table:style-name="ro2">
          <table:table-cell office:value-type="float" office:value="-0.00058624350430414" calcext:value-type="float">
            <text:p>-0,000586243504304</text:p>
          </table:table-cell>
          <table:table-cell office:value-type="float" office:value="-1.99999965631855" calcext:value-type="float">
            <text:p>-1,99999965631855</text:p>
          </table:table-cell>
          <table:table-cell table:number-columns-repeated="2"/>
        </table:table-row>
        <table:table-row table:style-name="ro2">
          <table:table-cell office:value-type="float" office:value="-0.00239088749188476" calcext:value-type="float">
            <text:p>-0,002390887491885</text:p>
          </table:table-cell>
          <table:table-cell office:value-type="float" office:value="-1.999994283657" calcext:value-type="float">
            <text:p>-1,999994283657</text:p>
          </table:table-cell>
          <table:table-cell table:number-columns-repeated="2"/>
        </table:table-row>
        <table:table-row table:style-name="ro2">
          <table:table-cell office:value-type="float" office:value="-0.000824571725655643" calcext:value-type="float">
            <text:p>-0,000824571725656</text:p>
          </table:table-cell>
          <table:table-cell office:value-type="float" office:value="-1.99999932008147" calcext:value-type="float">
            <text:p>-1,99999932008147</text:p>
          </table:table-cell>
          <table:table-cell table:number-columns-repeated="2"/>
        </table:table-row>
        <table:table-row table:style-name="ro2">
          <table:table-cell office:value-type="float" office:value="-0.000199113793426076" calcext:value-type="float">
            <text:p>-0,000199113793426</text:p>
          </table:table-cell>
          <table:table-cell office:value-type="float" office:value="-1.9999999603537" calcext:value-type="float">
            <text:p>-1,9999999603537</text:p>
          </table:table-cell>
          <table:table-cell table:number-columns-repeated="2"/>
        </table:table-row>
        <table:table-row table:style-name="ro2">
          <table:table-cell office:value-type="float" office:value="-0.00105574161295041" calcext:value-type="float">
            <text:p>-0,00105574161295</text:p>
          </table:table-cell>
          <table:table-cell office:value-type="float" office:value="-1.99999888540965" calcext:value-type="float">
            <text:p>-1,99999888540965</text:p>
          </table:table-cell>
          <table:table-cell table:number-columns-repeated="2"/>
        </table:table-row>
        <table:table-row table:style-name="ro2">
          <table:table-cell office:value-type="float" office:value="-0.000992863867454785" calcext:value-type="float">
            <text:p>-0,000992863867455</text:p>
          </table:table-cell>
          <table:table-cell office:value-type="float" office:value="-1.99999901422134" calcext:value-type="float">
            <text:p>-1,99999901422134</text:p>
          </table:table-cell>
          <table:table-cell table:number-columns-repeated="2"/>
        </table:table-row>
        <table:table-row table:style-name="ro3">
          <table:table-cell office:value-type="float" office:value="0.00022433862256821" calcext:value-type="float">
            <text:p>0,000224338622568</text:p>
          </table:table-cell>
          <table:table-cell office:value-type="float" office:value="-1.99999994967218" calcext:value-type="float">
            <text:p>-1,99999994967218</text:p>
          </table:table-cell>
          <table:table-cell table:number-columns-repeated="2"/>
        </table:table-row>
        <table:table-row table:style-name="ro2">
          <table:table-cell office:value-type="float" office:value="-0.000173706041037058" calcext:value-type="float">
            <text:p>-0,000173706041037</text:p>
          </table:table-cell>
          <table:table-cell office:value-type="float" office:value="-1.99999996982621" calcext:value-type="float">
            <text:p>-1,99999996982621</text:p>
          </table:table-cell>
          <table:table-cell table:number-columns-repeated="2"/>
        </table:table-row>
        <table:table-row table:style-name="ro3">
          <table:table-cell office:value-type="float" office:value="0.000557304520842239" calcext:value-type="float">
            <text:p>0,000557304520842</text:p>
          </table:table-cell>
          <table:table-cell office:value-type="float" office:value="-1.99999968941167" calcext:value-type="float">
            <text:p>-1,99999968941167</text:p>
          </table:table-cell>
          <table:table-cell table:number-columns-repeated="2"/>
        </table:table-row>
        <table:table-row table:style-name="ro3">
          <table:table-cell office:value-type="float" office:value="0.000557304520842239" calcext:value-type="float">
            <text:p>0,000557304520842</text:p>
          </table:table-cell>
          <table:table-cell office:value-type="float" office:value="-1.99999968941167" calcext:value-type="float">
            <text:p>-1,99999968941167</text:p>
          </table:table-cell>
          <table:table-cell table:number-columns-repeated="2"/>
        </table:table-row>
        <table:table-row table:style-name="ro3">
          <table:table-cell office:value-type="float" office:value="0.000282534807000134" calcext:value-type="float">
            <text:p>0,000282534807</text:p>
          </table:table-cell>
          <table:table-cell office:value-type="float" office:value="-1.99999992017408" calcext:value-type="float">
            <text:p>-1,99999992017408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/>
          <table:table-cell table:formula="of:= SUM([.B1:.B25])/25" office:value-type="float" office:value="-1.99999851951326" calcext:value-type="float">
            <text:p>-1,99999851951326</text:p>
          </table:table-cell>
          <table:table-cell/>
          <table:table-cell table:style-name="ce1" table:formula="of:= [.B27] + 2" office:value-type="float" office:value="0.00000148048673742629" calcext:value-type="float">
            <text:p>0,000001480486737</text:p>
          </table:table-cell>
        </table:table-row>
        <table:table-row table:style-name="ro3" table:number-rows-repeated="3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00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.00187428247833887" calcext:value-type="float">
            <text:p>0,001874282478339</text:p>
          </table:table-cell>
          <table:table-cell office:value-type="float" office:value="-1.99999648706519" calcext:value-type="float">
            <text:p>-1,99999648706519</text:p>
          </table:table-cell>
          <table:table-cell table:number-columns-repeated="2"/>
        </table:table-row>
        <table:table-row table:style-name="ro1">
          <table:table-cell office:value-type="float" office:value="-0.0133686949619093" calcext:value-type="float">
            <text:p>-0,013368694961909</text:p>
          </table:table-cell>
          <table:table-cell office:value-type="float" office:value="-1.99982127799502" calcext:value-type="float">
            <text:p>-1,99982127799502</text:p>
          </table:table-cell>
          <table:table-cell table:number-columns-repeated="2"/>
        </table:table-row>
        <table:table-row table:style-name="ro1">
          <table:table-cell office:value-type="float" office:value="-0.00466689588827574" calcext:value-type="float">
            <text:p>-0,004666895888276</text:p>
          </table:table-cell>
          <table:table-cell office:value-type="float" office:value="-1.99997822008277" calcext:value-type="float">
            <text:p>-1,99997822008277</text:p>
          </table:table-cell>
          <table:table-cell table:number-columns-repeated="2"/>
        </table:table-row>
        <table:table-row table:style-name="ro1">
          <table:table-cell office:value-type="float" office:value="0.018084315617433" calcext:value-type="float">
            <text:p>0,018084315617433</text:p>
          </table:table-cell>
          <table:table-cell office:value-type="float" office:value="-1.99967295752865" calcext:value-type="float">
            <text:p>-1,99967295752865</text:p>
          </table:table-cell>
          <table:table-cell table:number-columns-repeated="2"/>
        </table:table-row>
        <table:table-row table:style-name="ro1">
          <table:table-cell office:value-type="float" office:value="-0.00699604198606874" calcext:value-type="float">
            <text:p>-0,006996041986069</text:p>
          </table:table-cell>
          <table:table-cell office:value-type="float" office:value="-1.99995105539653" calcext:value-type="float">
            <text:p>-1,99995105539653</text:p>
          </table:table-cell>
          <table:table-cell table:number-columns-repeated="2"/>
        </table:table-row>
        <table:table-row table:style-name="ro1">
          <table:table-cell office:value-type="float" office:value="0.00245628998510117" calcext:value-type="float">
            <text:p>0,002456289985101</text:p>
          </table:table-cell>
          <table:table-cell office:value-type="float" office:value="-1.99999396663951" calcext:value-type="float">
            <text:p>-1,99999396663951</text:p>
          </table:table-cell>
          <table:table-cell table:number-columns-repeated="2"/>
        </table:table-row>
        <table:table-row table:style-name="ro1">
          <table:table-cell office:value-type="float" office:value="-0.0175368056152596" calcext:value-type="float">
            <text:p>-0,01753680561526</text:p>
          </table:table-cell>
          <table:table-cell office:value-type="float" office:value="-1.99969246044881" calcext:value-type="float">
            <text:p>-1,99969246044881</text:p>
          </table:table-cell>
          <table:table-cell table:number-columns-repeated="2"/>
        </table:table-row>
        <table:table-row table:style-name="ro1">
          <table:table-cell office:value-type="float" office:value="-0.00201475892736025" calcext:value-type="float">
            <text:p>-0,00201475892736</text:p>
          </table:table-cell>
          <table:table-cell office:value-type="float" office:value="-1.99999594074647" calcext:value-type="float">
            <text:p>-1,99999594074647</text:p>
          </table:table-cell>
          <table:table-cell table:number-columns-repeated="2"/>
        </table:table-row>
        <table:table-row table:style-name="ro1">
          <table:table-cell office:value-type="float" office:value="0.00635892438251329" calcext:value-type="float">
            <text:p>0,006358924382513</text:p>
          </table:table-cell>
          <table:table-cell office:value-type="float" office:value="-1.9999595640807" calcext:value-type="float">
            <text:p>-1,9999595640807</text:p>
          </table:table-cell>
          <table:table-cell table:number-columns-repeated="2"/>
        </table:table-row>
        <table:table-row table:style-name="ro1">
          <table:table-cell office:value-type="float" office:value="0.0180070394282017" calcext:value-type="float">
            <text:p>0,018007039428202</text:p>
          </table:table-cell>
          <table:table-cell office:value-type="float" office:value="-1.99967574653103" calcext:value-type="float">
            <text:p>-1,99967574653103</text:p>
          </table:table-cell>
          <table:table-cell table:number-columns-repeated="2"/>
        </table:table-row>
        <table:table-row table:style-name="ro1">
          <table:table-cell office:value-type="float" office:value="-0.00520252459279258" calcext:value-type="float">
            <text:p>-0,005202524592793</text:p>
          </table:table-cell>
          <table:table-cell office:value-type="float" office:value="-1.99997293373786" calcext:value-type="float">
            <text:p>-1,99997293373786</text:p>
          </table:table-cell>
          <table:table-cell table:number-columns-repeated="2"/>
        </table:table-row>
        <table:table-row table:style-name="ro1">
          <table:table-cell office:value-type="float" office:value="0.0143730134018866" calcext:value-type="float">
            <text:p>0,014373013401887</text:p>
          </table:table-cell>
          <table:table-cell office:value-type="float" office:value="-1.99979341648575" calcext:value-type="float">
            <text:p>-1,99979341648575</text:p>
          </table:table-cell>
          <table:table-cell table:number-columns-repeated="2"/>
        </table:table-row>
        <table:table-row table:style-name="ro1">
          <table:table-cell office:value-type="float" office:value="0.000353666419150356" calcext:value-type="float">
            <text:p>0,00035366641915</text:p>
          </table:table-cell>
          <table:table-cell office:value-type="float" office:value="-1.99999987492006" calcext:value-type="float">
            <text:p>-1,99999987492006</text:p>
          </table:table-cell>
          <table:table-cell table:number-columns-repeated="2"/>
        </table:table-row>
        <table:table-row table:style-name="ro1">
          <table:table-cell office:value-type="float" office:value="-0.0178619429704872" calcext:value-type="float">
            <text:p>-0,017861942970487</text:p>
          </table:table-cell>
          <table:table-cell office:value-type="float" office:value="-1.99968095099332" calcext:value-type="float">
            <text:p>-1,99968095099332</text:p>
          </table:table-cell>
          <table:table-cell table:number-columns-repeated="2"/>
        </table:table-row>
        <table:table-row table:style-name="ro1">
          <table:table-cell office:value-type="float" office:value="0.0087863043134152" calcext:value-type="float">
            <text:p>0,008786304313415</text:p>
          </table:table-cell>
          <table:table-cell office:value-type="float" office:value="-1.99992280085651" calcext:value-type="float">
            <text:p>-1,99992280085651</text:p>
          </table:table-cell>
          <table:table-cell table:number-columns-repeated="2"/>
        </table:table-row>
        <table:table-row table:style-name="ro1">
          <table:table-cell office:value-type="float" office:value="0.0118771721123019" calcext:value-type="float">
            <text:p>0,011877172112302</text:p>
          </table:table-cell>
          <table:table-cell office:value-type="float" office:value="-1.99985893278261" calcext:value-type="float">
            <text:p>-1,99985893278261</text:p>
          </table:table-cell>
          <table:table-cell table:number-columns-repeated="2"/>
        </table:table-row>
        <table:table-row table:style-name="ro1">
          <table:table-cell office:value-type="float" office:value="0.00239397699041033" calcext:value-type="float">
            <text:p>0,00239397699041</text:p>
          </table:table-cell>
          <table:table-cell office:value-type="float" office:value="-1.99999426887417" calcext:value-type="float">
            <text:p>-1,99999426887417</text:p>
          </table:table-cell>
          <table:table-cell table:number-columns-repeated="2"/>
        </table:table-row>
        <table:table-row table:style-name="ro1">
          <table:table-cell office:value-type="float" office:value="0.0239532484213251" calcext:value-type="float">
            <text:p>0,023953248421325</text:p>
          </table:table-cell>
          <table:table-cell office:value-type="float" office:value="-1.99942624189007" calcext:value-type="float">
            <text:p>-1,99942624189007</text:p>
          </table:table-cell>
          <table:table-cell table:number-columns-repeated="2"/>
        </table:table-row>
        <table:table-row table:style-name="ro1">
          <table:table-cell office:value-type="float" office:value="-0.00177908049169728" calcext:value-type="float">
            <text:p>-0,001779080491697</text:p>
          </table:table-cell>
          <table:table-cell office:value-type="float" office:value="-1.9999968348726" calcext:value-type="float">
            <text:p>-1,9999968348726</text:p>
          </table:table-cell>
          <table:table-cell table:number-columns-repeated="2"/>
        </table:table-row>
        <table:table-row table:style-name="ro1">
          <table:table-cell office:value-type="float" office:value="0.00374489669235223" calcext:value-type="float">
            <text:p>0,003744896692352</text:p>
          </table:table-cell>
          <table:table-cell office:value-type="float" office:value="-1.99998597574876" calcext:value-type="float">
            <text:p>-1,99998597574876</text:p>
          </table:table-cell>
          <table:table-cell table:number-columns-repeated="2"/>
        </table:table-row>
        <table:table-row table:style-name="ro1">
          <table:table-cell office:value-type="float" office:value="0.00177709628364076" calcext:value-type="float">
            <text:p>0,001777096283641</text:p>
          </table:table-cell>
          <table:table-cell office:value-type="float" office:value="-1.9999968419288" calcext:value-type="float">
            <text:p>-1,9999968419288</text:p>
          </table:table-cell>
          <table:table-cell table:number-columns-repeated="2"/>
        </table:table-row>
        <table:table-row table:style-name="ro1">
          <table:table-cell office:value-type="float" office:value="-0.0225835145267209" calcext:value-type="float">
            <text:p>-0,022583514526721</text:p>
          </table:table-cell>
          <table:table-cell office:value-type="float" office:value="-1.99948998487162" calcext:value-type="float">
            <text:p>-1,99948998487162</text:p>
          </table:table-cell>
          <table:table-cell table:number-columns-repeated="2"/>
        </table:table-row>
        <table:table-row table:style-name="ro1">
          <table:table-cell office:value-type="float" office:value="0.0032805787129675" calcext:value-type="float">
            <text:p>0,003280578712968</text:p>
          </table:table-cell>
          <table:table-cell office:value-type="float" office:value="-1.99998923780331" calcext:value-type="float">
            <text:p>-1,99998923780331</text:p>
          </table:table-cell>
          <table:table-cell table:number-columns-repeated="2"/>
        </table:table-row>
        <table:table-row table:style-name="ro1">
          <table:table-cell office:value-type="float" office:value="-0.000521822136951955" calcext:value-type="float">
            <text:p>-0,000521822136952</text:p>
          </table:table-cell>
          <table:table-cell office:value-type="float" office:value="-1.99999972770166" calcext:value-type="float">
            <text:p>-1,99999972770166</text:p>
          </table:table-cell>
          <table:table-cell table:number-columns-repeated="2"/>
        </table:table-row>
        <table:table-row table:style-name="ro1">
          <table:table-cell office:value-type="float" office:value="0.00946057762313801" calcext:value-type="float">
            <text:p>0,009460577623138</text:p>
          </table:table-cell>
          <table:table-cell office:value-type="float" office:value="-1.99991049747104" calcext:value-type="float">
            <text:p>-1,9999104974710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 SUM([.B1:.B25])/25" office:value-type="float" office:value="-1.99987024789811" calcext:value-type="float">
            <text:p>-1,99987024789811</text:p>
          </table:table-cell>
          <table:table-cell/>
          <table:table-cell table:formula="of:= [.B28] + 2" office:value-type="float" office:value="0.000129752101887481" calcext:value-type="float">
            <text:p>0,000129752101887</text:p>
          </table:table-cell>
        </table:table-row>
      </table:table>
      <table:table table:name="10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.0305091911081272" calcext:value-type="float">
            <text:p>0,030509191108127</text:p>
          </table:table-cell>
          <table:table-cell office:value-type="float" office:value="-1.99906918925793" calcext:value-type="float">
            <text:p>-1,99906918925793</text:p>
          </table:table-cell>
          <table:table-cell table:number-columns-repeated="2"/>
        </table:table-row>
        <table:table-row table:style-name="ro1">
          <table:table-cell office:value-type="float" office:value="0.0106762032379158" calcext:value-type="float">
            <text:p>0,010676203237916</text:p>
          </table:table-cell>
          <table:table-cell office:value-type="float" office:value="-1.99988601868442" calcext:value-type="float">
            <text:p>-1,99988601868442</text:p>
          </table:table-cell>
          <table:table-cell table:number-columns-repeated="2"/>
        </table:table-row>
        <table:table-row table:style-name="ro1">
          <table:table-cell office:value-type="float" office:value="-0.0681416494020642" calcext:value-type="float">
            <text:p>-0,068141649402064</text:p>
          </table:table-cell>
          <table:table-cell office:value-type="float" office:value="-1.99535671561677" calcext:value-type="float">
            <text:p>-1,99535671561677</text:p>
          </table:table-cell>
          <table:table-cell table:number-columns-repeated="2"/>
        </table:table-row>
        <table:table-row table:style-name="ro1">
          <table:table-cell office:value-type="float" office:value="0.00626834974184787" calcext:value-type="float">
            <text:p>0,006268349741848</text:p>
          </table:table-cell>
          <table:table-cell office:value-type="float" office:value="-1.99996070779151" calcext:value-type="float">
            <text:p>-1,99996070779151</text:p>
          </table:table-cell>
          <table:table-cell table:number-columns-repeated="2"/>
        </table:table-row>
        <table:table-row table:style-name="ro1">
          <table:table-cell office:value-type="float" office:value="0.0414425908883511" calcext:value-type="float">
            <text:p>0,041442590888351</text:p>
          </table:table-cell>
          <table:table-cell office:value-type="float" office:value="-1.99828251166046" calcext:value-type="float">
            <text:p>-1,99828251166046</text:p>
          </table:table-cell>
          <table:table-cell table:number-columns-repeated="2"/>
        </table:table-row>
        <table:table-row table:style-name="ro1">
          <table:table-cell office:value-type="float" office:value="0.00201732699590318" calcext:value-type="float">
            <text:p>0,002017326995903</text:p>
          </table:table-cell>
          <table:table-cell office:value-type="float" office:value="-1.99999593039179" calcext:value-type="float">
            <text:p>-1,99999593039179</text:p>
          </table:table-cell>
          <table:table-cell table:number-columns-repeated="2"/>
        </table:table-row>
        <table:table-row table:style-name="ro1">
          <table:table-cell office:value-type="float" office:value="0.0129541035566961" calcext:value-type="float">
            <text:p>0,012954103556696</text:p>
          </table:table-cell>
          <table:table-cell office:value-type="float" office:value="-1.99983219120104" calcext:value-type="float">
            <text:p>-1,99983219120104</text:p>
          </table:table-cell>
          <table:table-cell table:number-columns-repeated="2"/>
        </table:table-row>
        <table:table-row table:style-name="ro1">
          <table:table-cell office:value-type="float" office:value="-0.111904619225132" calcext:value-type="float">
            <text:p>-0,111904619225132</text:p>
          </table:table-cell>
          <table:table-cell office:value-type="float" office:value="-1.98747735619608" calcext:value-type="float">
            <text:p>-1,98747735619608</text:p>
          </table:table-cell>
          <table:table-cell table:number-columns-repeated="2"/>
        </table:table-row>
        <table:table-row table:style-name="ro1">
          <table:table-cell office:value-type="float" office:value="0.150768049639511" calcext:value-type="float">
            <text:p>0,150768049639511</text:p>
          </table:table-cell>
          <table:table-cell office:value-type="float" office:value="-1.9772689952079" calcext:value-type="float">
            <text:p>-1,9772689952079</text:p>
          </table:table-cell>
          <table:table-cell table:number-columns-repeated="2"/>
        </table:table-row>
        <table:table-row table:style-name="ro1">
          <table:table-cell office:value-type="float" office:value="0.166476217900645" calcext:value-type="float">
            <text:p>0,166476217900645</text:p>
          </table:table-cell>
          <table:table-cell office:value-type="float" office:value="-1.9722856688735" calcext:value-type="float">
            <text:p>-1,9722856688735</text:p>
          </table:table-cell>
          <table:table-cell table:number-columns-repeated="2"/>
        </table:table-row>
        <table:table-row table:style-name="ro1">
          <table:table-cell office:value-type="float" office:value="0.0150262838408749" calcext:value-type="float">
            <text:p>0,015026283840875</text:p>
          </table:table-cell>
          <table:table-cell office:value-type="float" office:value="-1.99977421079393" calcext:value-type="float">
            <text:p>-1,99977421079393</text:p>
          </table:table-cell>
          <table:table-cell table:number-columns-repeated="2"/>
        </table:table-row>
        <table:table-row table:style-name="ro1">
          <table:table-cell office:value-type="float" office:value="0.0670609877295401" calcext:value-type="float">
            <text:p>0,06706098772954</text:p>
          </table:table-cell>
          <table:table-cell office:value-type="float" office:value="-1.99550282392474" calcext:value-type="float">
            <text:p>-1,99550282392474</text:p>
          </table:table-cell>
          <table:table-cell table:number-columns-repeated="2"/>
        </table:table-row>
        <table:table-row table:style-name="ro1">
          <table:table-cell office:value-type="float" office:value="-0.0274308309246412" calcext:value-type="float">
            <text:p>-0,027430830924641</text:p>
          </table:table-cell>
          <table:table-cell office:value-type="float" office:value="-1.99924754951478" calcext:value-type="float">
            <text:p>-1,99924754951478</text:p>
          </table:table-cell>
          <table:table-cell table:number-columns-repeated="2"/>
        </table:table-row>
        <table:table-row table:style-name="ro1">
          <table:table-cell office:value-type="float" office:value="0.0632524451196688" calcext:value-type="float">
            <text:p>0,063252445119669</text:p>
          </table:table-cell>
          <table:table-cell office:value-type="float" office:value="-1.99599912818638" calcext:value-type="float">
            <text:p>-1,99599912818638</text:p>
          </table:table-cell>
          <table:table-cell table:number-columns-repeated="2"/>
        </table:table-row>
        <table:table-row table:style-name="ro1">
          <table:table-cell office:value-type="float" office:value="0.0326744122307265" calcext:value-type="float">
            <text:p>0,032674412230727</text:p>
          </table:table-cell>
          <table:table-cell office:value-type="float" office:value="-1.99893238278538" calcext:value-type="float">
            <text:p>-1,99893238278538</text:p>
          </table:table-cell>
          <table:table-cell table:number-columns-repeated="2"/>
        </table:table-row>
        <table:table-row table:style-name="ro1">
          <table:table-cell office:value-type="float" office:value="-0.0767404835913938" calcext:value-type="float">
            <text:p>-0,076740483591394</text:p>
          </table:table-cell>
          <table:table-cell office:value-type="float" office:value="-1.99411089817816" calcext:value-type="float">
            <text:p>-1,99411089817816</text:p>
          </table:table-cell>
          <table:table-cell table:number-columns-repeated="2"/>
        </table:table-row>
        <table:table-row table:style-name="ro1">
          <table:table-cell office:value-type="float" office:value="0.0266250532145136" calcext:value-type="float">
            <text:p>0,026625053214514</text:p>
          </table:table-cell>
          <table:table-cell office:value-type="float" office:value="-1.99929110654132" calcext:value-type="float">
            <text:p>-1,99929110654132</text:p>
          </table:table-cell>
          <table:table-cell table:number-columns-repeated="2"/>
        </table:table-row>
        <table:table-row table:style-name="ro1">
          <table:table-cell office:value-type="float" office:value="-0.140266445758929" calcext:value-type="float">
            <text:p>-0,140266445758929</text:p>
          </table:table-cell>
          <table:table-cell office:value-type="float" office:value="-1.98032532419416" calcext:value-type="float">
            <text:p>-1,98032532419416</text:p>
          </table:table-cell>
          <table:table-cell table:number-columns-repeated="2"/>
        </table:table-row>
        <table:table-row table:style-name="ro1">
          <table:table-cell office:value-type="float" office:value="-0.197260071229448" calcext:value-type="float">
            <text:p>-0,197260071229448</text:p>
          </table:table-cell>
          <table:table-cell office:value-type="float" office:value="-1.96108846429855" calcext:value-type="float">
            <text:p>-1,96108846429855</text:p>
          </table:table-cell>
          <table:table-cell table:number-columns-repeated="2"/>
        </table:table-row>
        <table:table-row table:style-name="ro1">
          <table:table-cell office:value-type="float" office:value="-0.0117607289147976" calcext:value-type="float">
            <text:p>-0,011760728914798</text:p>
          </table:table-cell>
          <table:table-cell office:value-type="float" office:value="-1.99986168525539" calcext:value-type="float">
            <text:p>-1,99986168525539</text:p>
          </table:table-cell>
          <table:table-cell table:number-columns-repeated="2"/>
        </table:table-row>
        <table:table-row table:style-name="ro1">
          <table:table-cell office:value-type="float" office:value="0.0130902992133315" calcext:value-type="float">
            <text:p>0,013090299213332</text:p>
          </table:table-cell>
          <table:table-cell office:value-type="float" office:value="-1.99982864406651" calcext:value-type="float">
            <text:p>-1,99982864406651</text:p>
          </table:table-cell>
          <table:table-cell table:number-columns-repeated="2"/>
        </table:table-row>
        <table:table-row table:style-name="ro1">
          <table:table-cell office:value-type="float" office:value="-0.0312190671042704" calcext:value-type="float">
            <text:p>-0,03121906710427</text:p>
          </table:table-cell>
          <table:table-cell office:value-type="float" office:value="-1.99902536984914" calcext:value-type="float">
            <text:p>-1,99902536984914</text:p>
          </table:table-cell>
          <table:table-cell table:number-columns-repeated="2"/>
        </table:table-row>
        <table:table-row table:style-name="ro1">
          <table:table-cell office:value-type="float" office:value="0.034123347229249" calcext:value-type="float">
            <text:p>0,034123347229249</text:p>
          </table:table-cell>
          <table:table-cell office:value-type="float" office:value="-1.99883559717387" calcext:value-type="float">
            <text:p>-1,99883559717387</text:p>
          </table:table-cell>
          <table:table-cell table:number-columns-repeated="2"/>
        </table:table-row>
        <table:table-row table:style-name="ro1">
          <table:table-cell office:value-type="float" office:value="0.0333512950191325" calcext:value-type="float">
            <text:p>0,033351295019133</text:p>
          </table:table-cell>
          <table:table-cell office:value-type="float" office:value="-1.99888769112055" calcext:value-type="float">
            <text:p>-1,99888769112055</text:p>
          </table:table-cell>
          <table:table-cell table:number-columns-repeated="2"/>
        </table:table-row>
        <table:table-row table:style-name="ro1">
          <table:table-cell office:value-type="float" office:value="0.0444938617497203" calcext:value-type="float">
            <text:p>0,04449386174972</text:p>
          </table:table-cell>
          <table:table-cell office:value-type="float" office:value="-1.9980202962666" calcext:value-type="float">
            <text:p>-1,998020296266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 SUM([.B1:.B25])/25" office:value-type="float" office:value="-1.99392585828123" calcext:value-type="float">
            <text:p>-1,99392585828123</text:p>
          </table:table-cell>
          <table:table-cell/>
          <table:table-cell table:formula="of:= [.B28] + 2" office:value-type="float" office:value="0.00607414171876597" calcext:value-type="float">
            <text:p>0,0060741417187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5" loext:min-decimal-places="1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6:25:44.324000000</meta:creation-date>
    <meta:generator>LibreOffice/6.1.2.1$Windows_X86_64 LibreOffice_project/65905a128db06ba48db947242809d14d3f9a93fe</meta:generator>
    <dc:date>2018-11-28T16:30:45.970000000</dc:date>
    <meta:editing-duration>PT5M1S</meta:editing-duration>
    <meta:editing-cycles>1</meta:editing-cycles>
    <meta:document-statistic meta:table-count="3" meta:cell-count="156" meta:object-count="0"/>
  </office:meta>
</office:document-meta>
</file>